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Text_20_body">
      <style:text-properties officeooo:rsid="003619a2" officeooo:paragraph-rsid="003619a2"/>
    </style:style>
    <style:style style:name="P3" style:family="paragraph" style:parent-style-name="Text_20_body">
      <style:text-properties officeooo:rsid="003a10fc" officeooo:paragraph-rsid="003a10fc"/>
    </style:style>
    <style:style style:name="P4" style:family="paragraph" style:parent-style-name="Heading_20_3">
      <style:text-properties style:font-name="Nimbus Roman No9 L" officeooo:rsid="003619a2" officeooo:paragraph-rsid="003a798f" style:font-name-asian="DejaVu Sans" style:font-name-complex="DejaVu Sans"/>
    </style:style>
    <style:style style:name="P5" style:family="paragraph" style:parent-style-name="Heading_20_3">
      <style:text-properties style:font-name="Nimbus Roman No9 L" officeooo:rsid="003619a2" officeooo:paragraph-rsid="003619a2" style:font-name-asian="DejaVu Sans" style:font-name-complex="DejaVu Sans"/>
    </style:style>
    <style:style style:name="P6" style:family="paragraph" style:parent-style-name="Heading_20_3">
      <style:text-properties style:font-name="Nimbus Roman No9 L" officeooo:rsid="00457af7" officeooo:paragraph-rsid="00370ef6" style:font-name-asian="DejaVu Sans" style:font-name-complex="DejaVu Sans"/>
    </style:style>
    <style:style style:name="P7" style:family="paragraph" style:parent-style-name="Standard" style:list-style-name="L1"/>
    <style:style style:name="P8" style:family="paragraph" style:parent-style-name="Standard" style:list-style-name="L2">
      <style:text-properties fo:font-style="normal" officeooo:rsid="003edb26" officeooo:paragraph-rsid="003edb26" style:font-style-asian="normal" style:font-style-complex="normal"/>
    </style:style>
    <style:style style:name="P9" style:family="paragraph" style:parent-style-name="Standard" style:list-style-name="L2">
      <style:text-properties fo:font-style="normal" officeooo:rsid="0035c90c" officeooo:paragraph-rsid="0035c90c" style:font-style-asian="normal" style:font-style-complex="normal"/>
    </style:style>
    <style:style style:name="P10" style:family="paragraph" style:parent-style-name="Standard" style:list-style-name="L2">
      <style:text-properties fo:font-style="normal" style:font-style-asian="normal" style:font-style-complex="normal"/>
    </style:style>
    <style:style style:name="P11" style:family="paragraph" style:parent-style-name="Text_20_body" style:list-style-name="L3">
      <style:text-properties style:font-name="Nimbus Roman No9 L" officeooo:rsid="00445bda" officeooo:paragraph-rsid="00445bda" style:font-name-asian="DejaVu Sans" style:font-name-complex="DejaVu Sans"/>
    </style:style>
    <style:style style:name="P12" style:family="paragraph" style:parent-style-name="Text_20_body" style:list-style-name="L3">
      <style:text-properties style:font-name="Nimbus Roman No9 L" officeooo:rsid="003edb26" officeooo:paragraph-rsid="00445bda" style:font-name-asian="DejaVu Sans" style:font-name-complex="DejaVu Sans"/>
    </style:style>
    <style:style style:name="P13" style:family="paragraph" style:parent-style-name="Text_20_body" style:list-style-name="L3">
      <style:text-properties style:font-name="Nimbus Roman No9 L" officeooo:rsid="003edb26" officeooo:paragraph-rsid="003edb26" style:font-name-asian="DejaVu Sans" style:font-name-complex="DejaVu Sans"/>
    </style:style>
    <style:style style:name="P14" style:family="paragraph" style:parent-style-name="Text_20_body">
      <style:text-properties style:font-name="Nimbus Roman No9 L" officeooo:rsid="003edb26" officeooo:paragraph-rsid="003edb26" style:font-name-asian="DejaVu Sans" style:font-name-complex="DejaVu Sans"/>
    </style:style>
    <style:style style:name="P15" style:family="paragraph" style:parent-style-name="Text_20_body" style:list-style-name="L3">
      <style:text-properties style:font-name="Nimbus Roman No9 L" officeooo:rsid="00481ebb" officeooo:paragraph-rsid="00481ebb" style:font-name-asian="DejaVu Sans" style:font-name-complex="DejaVu Sans"/>
    </style:style>
    <style:style style:name="P16" style:family="paragraph" style:parent-style-name="Text_20_body">
      <style:text-properties style:font-name="Nimbus Roman No9 L" officeooo:rsid="00499e6b" officeooo:paragraph-rsid="00499e6b" style:font-name-asian="DejaVu Sans" style:font-name-complex="DejaVu Sans"/>
    </style:style>
    <style:style style:name="T1" style:family="text">
      <style:text-properties style:font-name="Nimbus Roman No9 L" style:font-name-asian="DejaVu Sans" style:font-name-complex="DejaVu Sans"/>
    </style:style>
    <style:style style:name="T2" style:family="text">
      <style:text-properties style:font-name="Nimbus Roman No9 L" officeooo:rsid="003a798f" style:font-name-asian="DejaVu Sans" style:font-name-complex="DejaVu Sans"/>
    </style:style>
    <style:style style:name="T3" style:family="text">
      <style:text-properties style:font-name="Nimbus Roman No9 L" officeooo:rsid="003edb26" style:font-name-asian="DejaVu Sans" style:font-name-complex="DejaVu Sans"/>
    </style:style>
    <style:style style:name="T4" style:family="text">
      <style:text-properties style:font-name="Nimbus Roman No9 L" officeooo:rsid="00445bda" style:font-name-asian="DejaVu Sans" style:font-name-complex="DejaVu Sans"/>
    </style:style>
    <style:style style:name="T5" style:family="text">
      <style:text-properties style:font-name="Nimbus Roman No9 L" officeooo:rsid="00481ebb" style:font-name-asian="DejaVu Sans" style:font-name-complex="DejaVu Sans"/>
    </style:style>
    <style:style style:name="T6" style:family="text">
      <style:text-properties style:font-name="Nimbus Roman No9 L" officeooo:rsid="0048dd30" style:font-name-asian="DejaVu Sans" style:font-name-complex="DejaVu Sans"/>
    </style:style>
    <style:style style:name="T7" style:family="text">
      <style:text-properties style:font-name="Nimbus Roman No9 L" fo:font-style="italic" style:font-name-asian="DejaVu Sans" style:font-style-asian="italic" style:font-name-complex="DejaVu Sans" style:font-style-complex="italic"/>
    </style:style>
    <style:style style:name="T8" style:family="text">
      <style:text-properties style:font-name="Nimbus Roman No9 L" fo:font-style="normal" officeooo:rsid="003edb26" style:font-name-asian="DejaVu Sans" style:font-style-asian="normal" style:font-name-complex="DejaVu Sans" style:font-style-complex="normal"/>
    </style:style>
    <style:style style:name="T9" style:family="text">
      <style:text-properties style:font-name="Nimbus Sans L" fo:font-size="10.5pt" fo:font-weight="bold" officeooo:rsid="003a798f" style:font-size-asian="10.5pt" style:font-weight-asian="bold" style:font-size-complex="10.5pt" style:font-weight-complex="bold"/>
    </style:style>
    <style:style style:name="T10" style:family="text">
      <style:text-properties style:font-name="Nimbus Sans L" fo:font-size="10.5pt" fo:font-weight="bold" officeooo:rsid="00464cdf" style:font-size-asian="10.5pt" style:font-weight-asian="bold" style:font-size-complex="10.5pt" style:font-weight-complex="bold"/>
    </style:style>
    <style:style style:name="T11" style:family="text">
      <style:text-properties style:font-name="Nimbus Sans L" fo:font-size="10.5pt" fo:font-style="italic" fo:font-weight="bold" officeooo:rsid="003a10fc" style:font-size-asian="10.5pt" style:font-style-asian="italic" style:font-weight-asian="bold" style:font-size-complex="10.5pt" style:font-style-complex="italic" style:font-weight-complex="bold"/>
    </style:style>
    <style:style style:name="T12" style:family="text">
      <style:text-properties officeooo:rsid="0040aac0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4389d3"/>
    </style:style>
    <style:style style:name="T15" style:family="text">
      <style:text-properties officeooo:rsid="00445bda"/>
    </style:style>
    <style:style style:name="T16" style:family="text">
      <style:text-properties officeooo:rsid="00464cdf"/>
    </style:style>
    <style:style style:name="T17" style:family="text">
      <style:text-properties officeooo:rsid="004b91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4">4</text:span> : <text:span text:style-name="T14">Premières pipeline</text:span></text:h>
      <text:list xml:id="list1097617769" text:style-name="L1">
        <text:list-header>
          <text:p text:style-name="P7"/>
        </text:list-header>
      </text:list>
      <text:h text:style-name="Heading_20_2" text:outline-level="2">Objectifs</text:h>
      <text:list xml:id="list4041273970" text:style-name="L2">
        <text:list-item>
          <text:p text:style-name="P8">Distinguer les 2 syntaxes</text:p>
        </text:list-item>
        <text:list-item>
          <text:p text:style-name="P8">Se familiariser avec les 2 façons de mettre au point des pipeli<text:span text:style-name="T12">n</text:span>e<text:span text:style-name="T12">s</text:span></text:p>
          <text:p text:style-name="P9"/>
          <text:p text:style-name="P10"/>
        </text:list-item>
      </text:list>
      <text:p text:style-name="P1"/>
      <text:h text:style-name="P4" text:outline-level="3"><text:span text:style-name="T14">4</text:span>.1 <text:span text:style-name="T14">Syntaxes</text:span></text:h>
      <text:h text:style-name="Heading_20_10" text:outline-level="10"><text:span text:style-name="T16">4.1.1 </text:span>Création dans l’Interface Utilisateur <text:span text:style-name="T14">une pipeline déclarative</text:span></text:h>
      <text:p text:style-name="P3"><text:span text:style-name="T5">A partir des exemples fournis par Jenkins, </text:span><text:span text:style-name="T1">créer une Pipeline « First_Pipeline » </text:span><text:span text:style-name="T3">qui </text:span><text:span text:style-name="T4">définit 3 phases</text:span><text:span text:style-name="T3"> :</text:span></text:p>
      <text:list xml:id="list1200827841" text:style-name="L3">
        <text:list-item>
          <text:p text:style-name="P11">Préparation :</text:p>
          <text:list>
            <text:list-item>
              <text:p text:style-name="P12">Checkout du scm</text:p>
            </text:list-item>
            <text:list-item>
              <text:p text:style-name="P13"><text:span text:style-name="T15">Définition de l’outil </text:span>Maven <text:span text:style-name="T15">défini dans Jenkins</text:span></text:p>
            </text:list-item>
          </text:list>
        </text:list-item>
        <text:list-item>
          <text:p text:style-name="P11">Build</text:p>
          <text:list>
            <text:list-item>
              <text:p text:style-name="P11">Exécution de la cible Maven <text:span text:style-name="T13">clean package</text:span></text:p>
            </text:list-item>
          </text:list>
        </text:list-item>
        <text:list-item>
          <text:p text:style-name="P15">Post-build</text:p>
          <text:list>
            <text:list-item>
              <text:p text:style-name="P11">Publication des résultats de tests</text:p>
            </text:list-item>
            <text:list-item>
              <text:p text:style-name="P13">Archivage des artefacts</text:p>
            </text:list-item>
          </text:list>
        </text:list-item>
      </text:list>
      <text:p text:style-name="P14"/>
      <text:p text:style-name="P16">Visualiser <text:span text:style-name="T17">également </text:span>l’exemple script</text:p>
      <text:h text:style-name="P5" text:outline-level="3"><text:span text:style-name="T10">4</text:span><text:span text:style-name="T9">.1.2 </text:span><text:span text:style-name="T11">JenkinsFile</text:span></text:h>
      <text:p text:style-name="P2"><text:span text:style-name="T6">Reprendre le script précédent et le </text:span><text:span text:style-name="T2">mettre </text:span><text:span text:style-name="T6">dans un</text:span><text:span text:style-name="T2"> </text:span><text:span text:style-name="T7">Jenkinsfile</text:span></text:p>
      <text:h text:style-name="P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20-04-24T08:37:11.715726464</dc:date>
    <meta:editing-duration>P1DT17H37M33S</meta:editing-duration>
    <meta:editing-cycles>165</meta:editing-cycles>
    <meta:generator>LibreOffice/6.0.7.3$Linux_X86_64 LibreOffice_project/00m0$Build-3</meta:generator>
    <dc:title>TP4 : Premières pipeline</dc:title>
    <meta:document-statistic meta:table-count="0" meta:image-count="0" meta:object-count="0" meta:page-count="1" meta:paragraph-count="21" meta:word-count="107" meta:character-count="624" meta:non-whitespace-character-count="548"/>
    <meta:user-defined meta:name="Info 1"/>
    <meta:user-defined meta:name="Info 2"/>
    <meta:user-defined meta:name="Info 3"/>
    <meta:user-defined meta:name="Info 4"/>
  </office:meta>
</office:document-meta>
</file>